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lpha Epsilon Gomoku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Alpha (almost) Zero on a noteboo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pha Zero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5cm" presentation:class="title" presentation:user-transformed="true">
          <draw:text-box>
            <text:p><text:span text:style-name="T1">MCTS =&gt; PAGS</text:span><text:span text:style-name="T1"><text:line-break/></text:span><text:span text:style-name="T1">Policy-Advised Graph Search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Monte Carlo Rollouts replaced by value advice.</text:p>
              </text:list-item>
              <text:list-item>
                <text:p>Initial candidate selection (important!) by policy advice</text:p>
              </text:list-item>
              <text:list-item>
                <text:p>Graph Search using upper confidence bound: UTC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ranslational Equivarianc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oard Representa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ymmetries/Equivarianc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ymmetries provide inexpensive source of additional training data</text:p>
              </text:list-item>
              <text:list-item>
                <text:p>Rotation multiples of 90°</text:p>
              </text:list-item>
              <text:list-item>
                <text:p>Reflection</text:p>
              </text:list-item>
              <text:list-item>
                <text:p>Translations!!</text:p>
              </text:list-item>
              <text:list-item>
                <text:p>Black and Wh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Upper Confidence Boun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rmula!</text:p>
              </text:list-item>
              <text:list-item>
                <text:p>Notebo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Neural Net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olicy and value head in one network</text:p>
              </text:list-item>
              <text:list-item>
                <text:p>Purely convolutional, apart from value head</text:p>
              </text:list-item>
              <text:list-item>
                <text:p>Based on Resnet with skip connections</text:p>
              </text:list-item>
              <text:list-item>
                <text:p>Up to 40 blocks</text:p>
              </text:list-item>
              <text:list-item>
                <text:p>Feature head</text:p>
              </text:list-item>
              <text:list-item>
                <text:p>Reentering in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hinking Fast And Slow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urprising similarity with human learning and decision making</text:p>
              </text:list-item>
              <text:list-item>
                <text:p>Researchers now dare to compare human and artificial intelligenc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raining Cyc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lfplay and record the UTC output</text:p>
                <text:list>
                  <text:list-item>
                    <text:p>UTC output draws knowledge from the ‘future’</text:p>
                  </text:list-item>
                </text:list>
              </text:list-item>
              <text:list-item>
                <text:p>Feed the UTC output into the ANN</text:p>
              </text:list-item>
              <text:list-item>
                <text:p>ANN generalizes (surprisingly well!)</text:p>
              </text:list-item>
              <text:list-item>
                <text:p>Better advice next time helps focus explorations</text:p>
              </text:list-item>
              <text:list-item>
                <text:p>Arena: Let the better advice w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oughts on ANN&amp;PAGS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1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09:41:48.095815371</meta:creation-date>
    <meta:editing-duration>PT8H2M33S</meta:editing-duration>
    <meta:editing-cycles>4</meta:editing-cycles>
    <meta:generator>LibreOffice/6.4.7.2$Linux_X86_64 LibreOffice_project/40$Build-2</meta:generator>
    <dc:title>Impress</dc:title>
    <dc:date>2022-11-27T18:24:52.802003486</dc:date>
    <meta:document-statistic meta:object-count="102"/>
  </office:meta>
</office:document-meta>
</file>